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ressum</text:p>
      <text:p text:style-name="P1"/>
      <text:p text:style-name="P1">Titelbild von Milerna Lovegood</text:p>
      <text:p text:style-name="P1"/>
      <text:p text:style-name="P1">London – Lost in Buckingham Palace <text:tab/><text:tab/><text:tab/> <text:s text:c="4"/>Text und Bild von Moo McNulty</text:p>
      <text:p text:style-name="P1">Von Hasen, Schulen und ...<text:tab/><text:tab/><text:tab/><text:tab/> <text:s text:c="4"/>Text und Bilder von JordanCalaim</text:p>
      <text:p text:style-name="P1">Der Osterhase kommt die Bremer Stadtmusikanten besuchen <text:tab/> <text:s text:c="4"/>Text von jerome bennings, Bild von Helena Cybele</text:p>
      <text:p text:style-name="P1"><text:tab/><text:tab/><text:tab/><text:tab/><text:tab/><text:tab/>Text und Bild von Yezabel</text:p>
      <text:p text:style-name="P1">Schottland oder Osterhase imKilt<text:tab/><text:tab/> <text:s text:c="2"/><text:tab/><text:tab/> <text:s text:c="4"/>Text und Bild von Moo McNulty</text:p>
      <text:p text:style-name="P1"><text:tab/><text:tab/><text:tab/><text:tab/><text:tab/><text:tab/>Text und Bild von Milerna Lovego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3S</meta:editing-duration>
    <meta:editing-cycles>4</meta:editing-cycles>
    <meta:generator>LibreOffice/3.4$Win32 LibreOffice_project/340m1$Build-402</meta:generator>
    <dc:date>2012-03-04T19:07:55.81</dc:date>
    <dc:creator>Daniela Pohl</dc:creator>
    <meta:document-statistic meta:table-count="0" meta:image-count="0" meta:object-count="0" meta:page-count="1" meta:paragraph-count="8" meta:word-count="63" meta:character-count="432" meta:non-whitespace-character-count="332"/>
    <meta:user-defined meta:name="Info 1"/>
    <meta:user-defined meta:name="Info 2"/>
    <meta:user-defined meta:name="Info 3"/>
    <meta:user-defined meta:name="Info 4"/>
  </office:meta>
</office:document-meta>
</file>